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1A21FF9DE857211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e994" draw:textarea-horizontal-align="justify" draw:textarea-vertical-align="middle" draw:auto-grow-height="false" fo:min-height="4.507cm" fo:min-width="10.329cm"/>
    </style:style>
    <style:style style:name="gr2" style:family="graphic" style:parent-style-name="standard">
      <style:graphic-properties draw:stroke="none" draw:fill-color="#b4c7dc" draw:textarea-horizontal-align="justify" draw:textarea-vertical-align="middle" draw:auto-grow-height="false" fo:min-height="4.507cm" fo:min-width="8.134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0.859cm" fo:min-width="4.038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2.637cm" fo:min-width="7.213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objectwithoutfill">
      <style:graphic-properties draw:stroke="solid"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-color="#ffe994"/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text-properties fo:font-weight="bold"/>
    </style:style>
    <style:style style:name="P7" style:family="paragraph">
      <loext:graphic-properties draw:fill="none" draw:fill-color="#ffffff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829cm" svg:height="4.757cm" svg:x="8.733cm" svg:y="0.3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634cm" svg:height="4.757cm" svg:x="0.133cm" svg:y="0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4.572cm" svg:height="1.143cm" svg:x="9.626cm" svg:y="1.813cm">
          <text:p text:style-name="P3">Calcul du s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1" draw:id="id1" draw:layer="layout" svg:width="7.747cm" svg:height="2.921cm" svg:x="0.512cm" svg:y="0.924cm">
          <text:p text:style-name="P3">Capteurs (accéléromètre,</text:p>
          <text:p text:style-name="P3">boutons, potentiomètres,</text:p>
          <text:p text:style-name="P3">etc.)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3" draw:layer="layout" svg:width="6.729cm" svg:height="6.729cm" svg:x="14.082cm" svg:y="-0.99cm">
          <draw:image xlink:href="Pictures/1000020100000200000002001A21FF9DE857211D.png" xlink:type="simple" xlink:show="embed" xlink:actuate="onLoad" loext:mime-type="image/png">
            <text:p/>
          </draw:image>
        </draw:frame>
        <draw:connector draw:style-name="gr6" draw:text-style-name="P5" draw:layer="layout" svg:x1="8.259cm" svg:y1="2.385cm" svg:x2="9.626cm" svg:y2="2.385cm" draw:start-shape="id1" draw:start-glue-point="7" draw:end-shape="id2" draw:end-glue-point="5" svg:d="M8259 2385h1367" svg:viewBox="0 0 1368 1">
          <text:p/>
        </draw:connector>
        <draw:frame draw:style-name="gr7" draw:text-style-name="P7" draw:layer="layout" svg:width="5.933cm" svg:height="0.962cm" svg:x="1.484cm" svg:y="3.98cm">
          <draw:text-box>
            <text:p text:style-name="P6">Contrôle/interface</text:p>
          </draw:text-box>
        </draw:frame>
        <draw:line draw:style-name="gr8" draw:text-style-name="P5" draw:layer="layout" svg:x1="14.228cm" svg:y1="2.384cm" svg:x2="15.752cm" svg:y2="2.384cm">
          <text:p/>
        </draw:line>
        <draw:frame draw:style-name="gr7" draw:text-style-name="P7" draw:layer="layout" svg:width="6.124cm" svg:height="0.962cm" svg:x="11.085cm" svg:y="3.98cm">
          <draw:text-box>
            <text:p text:style-name="P6">Production du so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685cm" fo:page-height="5.7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3T09:13:51.431320066</meta:creation-date>
    <meta:generator>LibreOffice/6.4.4.2$Linux_X86_64 LibreOffice_project/40$Build-2</meta:generator>
    <dc:date>2020-07-13T09:43:03.618864401</dc:date>
    <meta:editing-duration>PT13M28S</meta:editing-duration>
    <meta:editing-cycles>3</meta:editing-cycles>
    <meta:document-statistic meta:object-count="9"/>
  </office:meta>
</office:document-meta>
</file>